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.501cm" fo:margin-top="0cm" fo:margin-bottom="0cm" style:contextual-spacing="false" fo:text-align="center" style:justify-single-word="false" fo:text-indent="-0.018cm" style:auto-text-indent="false"/>
    </style:style>
    <style:style style:name="P2" style:family="paragraph" style:parent-style-name="Standard">
      <style:paragraph-properties fo:margin-left="0.289cm" fo:margin-right="0.501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3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margin-left="0cm" fo:margin-right="0.501cm" fo:margin-top="0cm" fo:margin-bottom="0.037cm" style:contextual-spacing="false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9" style:family="paragraph" style:parent-style-name="Standard">
      <style:paragraph-properties fo:margin-left="0cm" fo:margin-right="0.501cm" fo:margin-top="0cm" fo:margin-bottom="0.03cm" style:contextual-spacing="false" fo:line-height="101%" fo:text-align="center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0" style:family="paragraph" style:parent-style-name="Standard">
      <style:paragraph-properties fo:margin-top="0cm" fo:margin-bottom="0.049cm" style:contextual-spacing="false"/>
    </style:style>
    <style:style style:name="P11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</style:style>
    <style:style style:name="P12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</style:style>
    <style:style style:name="P13" style:family="paragraph" style:parent-style-name="Standard">
      <style:paragraph-properties fo:margin-left="0cm" fo:margin-right="0.501cm" fo:margin-top="0cm" fo:margin-bottom="0.037cm" style:contextual-spacing="false" fo:text-indent="1.249cm" style:auto-text-indent="false"/>
    </style:style>
    <style:style style:name="P14" style:family="paragraph" style:parent-style-name="Standard">
      <style:paragraph-properties fo:margin-top="0cm" fo:margin-bottom="0.289cm" style:contextual-spacing="false" fo:text-align="justify" style:justify-single-word="false"/>
    </style:style>
    <style:style style:name="P15" style:family="paragraph" style:parent-style-name="Standard" style:master-page-name="MP0">
      <style:paragraph-properties fo:margin-left="0cm" fo:margin-right="0.501cm" fo:margin-top="0cm" fo:margin-bottom="0.021cm" style:contextual-spacing="false" fo:text-indent="0cm" style:auto-text-indent="false" style:page-number="auto" fo:break-before="page"/>
    </style:style>
    <style:style style:name="P16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499cm" style:auto-text-indent="false">
        <style:tab-stops/>
      </style:paragraph-properties>
    </style:style>
    <style:style style:name="P17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>
        <style:tab-stops/>
      </style:paragraph-properties>
    </style:style>
    <style:style style:name="P18" style:family="paragraph" style:parent-style-name="Абзац_20_списка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>
        <style:tab-stops/>
      </style:paragraph-properties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background-color="#ffff00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7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8" style:family="text">
      <style:text-properties style:font-name="Times New Roman" fo:font-size="9pt" style:font-name-asian="Times New Roman" style:font-size-asian="9pt" style:font-name-complex="Times New Roman"/>
    </style:style>
    <style:style style:name="T9" style:family="text">
      <style:text-properties style:font-name="Times New Roman" fo:font-size="8pt" style:font-name-asian="Times New Roman" style:font-size-asian="8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<text:span text:style-name="Основной_20_шрифт_20_абзаца"><text:span text:style-name="T1">ТЕХНИЧЕСКОЕ ЗАДАНИЕ</text:span></text:span></text:p>
      <text:p text:style-name="P2"/>
      <text:p text:style-name="P9"><text:span text:style-name="Основной_20_шрифт_20_абзаца"><text:span text:style-name="T1">на разработку мобильного приложения для ООО «»</text:span></text:span></text:p>
      <text:p text:style-name="P10"><text:span text:style-name="Основной_20_шрифт_20_абзаца"><text:span text:style-name="T1"><text:s/></text:span></text:span></text:p>
      <text:list xml:id="list1449528087" text:style-name="WWNum5">
        <text:list-item text:start-value="1">
          <text:p text:style-name="P16"><text:span text:style-name="Основной_20_шрифт_20_абзаца"><text:span text:style-name="T2">Общие сведения об исполнителе:</text:span></text:span></text:p>
        </text:list-item>
      </text:list>
      <text:p text:style-name="P11"><text:span text:style-name="Основной_20_шрифт_20_абзаца"><text:span text:style-name="T4">Исполнителем является студент государственного бюджетного профессионального образовательного учреждения Ростовской области «Ростовский-на-Дону колледж связи и информатики» группы ПОКС–44 </text:span></text:span><text:span text:style-name="Основной_20_шрифт_20_абзаца"><text:span text:style-name="T7">Салий Олег Владимирович</text:span></text:span><text:span text:style-name="Основной_20_шрифт_20_абзаца"><text:span text:style-name="T4">.</text:span></text:span><text:bookmark text:name="_GoBack2"/></text:p>
      <text:p text:style-name="P3">Техническое задание разработано на основе информации, представленной в ходе переговоров с заказчиком.</text:p>
      <text:list xml:id="list84713303022235" text:continue-numbering="true" text:style-name="WWNum5">
        <text:list-item>
          <text:p text:style-name="P17"><text:span text:style-name="Основной_20_шрифт_20_абзаца"><text:span text:style-name="T2">Цель проекта:</text:span></text:span></text:p>
        </text:list-item>
      </text:list>
      <text:p text:style-name="P5"><text:s text:c="4"/><text:bookmark-start text:name="_Hlk114085026"/>Целью разработки данного проекта является создание мобильного приложения, с возможностью просмотра сотрудников компании и полной содержательной информацией о них.<text:bookmark-end text:name="_Hlk114085026"/></text:p>
      <text:list xml:id="list84714082978760" text:continue-numbering="true" text:style-name="WWNum5">
        <text:list-item>
          <text:p text:style-name="P18"><text:span text:style-name="Основной_20_шрифт_20_абзаца"><text:span text:style-name="T3">Основные сведения о компании заказчика.</text:span></text:span></text:p>
        </text:list-item>
      </text:list>
      <text:p text:style-name="P3"/>
      <text:list xml:id="list84712977396230" text:continue-numbering="true" text:style-name="WWNum5">
        <text:list-item>
          <text:p text:style-name="P17"><text:span text:style-name="Основной_20_шрифт_20_абзаца"><text:span text:style-name="T2">Требования к программному продукту:</text:span></text:span></text:p>
        </text:list-item>
      </text:list>
      <text:p text:style-name="P4"><text:tab/>Внешний вид будет под материал дизайн. Преобладать будет черный и белый цвет. Допустимо использование пурпурного цвета. Цвет текста — черный и серый.</text:p>
      <text:p text:style-name="P4"><text:s text:c="2"/><text:tab/>- Главная страница приложения будет содержать список сотрудников имеющий краткую информацию.</text:p>
      <text:p text:style-name="P4"><text:tab/>- <text:s/>Поиск позволяет содержать общий список сотрудников, а так же пункты специальностей сотрудников.</text:p>
      <text:p text:style-name="P4"><text:tab/>- <text:s/>В шапке приложения будет содержать поиска по имени, тегу.</text:p>
      <text:p text:style-name="P4"><text:tab/>- При нажатии на сотрудника будет открываться профиль сотрудника с должностью, возрастом, датой рождения и номером телефона.</text:p>
      <text:p text:style-name="P4"><text:tab/>- <text:s/>Реализовать всплывающие окна с уведомлениями об успешном или ошибке <text:s/><text:tab/>действии.</text:p>
      <text:p text:style-name="P4"><text:tab/>- <text:s/>При неправильном вводе данных сотрудника будет появляться предупреждение.</text:p>
      <text:p text:style-name="P4"><text:tab/>- <text:s/>Реализовать всплывающее окно с возможностью сортировки по <text:s/>алфавиту или дню рождения.</text:p>
      <text:p text:style-name="P4"/>
      <text:p text:style-name="P6"/>
      <text:p text:style-name="P12"><text:span text:style-name="Основной_20_шрифт_20_абзаца"><text:span text:style-name="T1">«___» _____________ 2022г.</text:span></text:span></text:p>
      <text:p text:style-name="P7"/>
      <text:p text:style-name="P13"><text:span text:style-name="Основной_20_шрифт_20_абзаца"><text:span text:style-name="T1">Директор <text:s text:c="2"/>____________________ Яблонский А.Ю.</text:span></text:span></text:p>
      <text:p text:style-name="P12"><text:span text:style-name="Основной_20_шрифт_20_абзаца"><text:span text:style-name="T8"><text:s text:c="50"/>(подпись) </text:span></text:span><text:span text:style-name="Основной_20_шрифт_20_абзаца"><text:span text:style-name="T9"><text:s text:c="101"/></text:span></text:span></text:p>
      <text:p text:style-name="P12"><text:span text:style-name="Основной_20_шрифт_20_абзаца"><text:span text:style-name="T8"><text:s text:c="54"/>М.П.</text:span></text:span></text:p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Arial" style:font-size-asian="11pt" style:language-asian="ru" style:country-asian="RU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ru" style:country-asian="RU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/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.529cm" fo:margin-bottom="0.35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233cm" fo:margin-top="0cm" fo:margin-bottom="0.168cm" style:contextual-spacing="false" fo:line-height="106%" fo:text-align="center" style:justify-single-word="false" fo:keep-together="always" fo:orphans="2" fo:widows="2" fo:hyphenation-ladder-count="no-limit" fo:text-indent="0cm" style:auto-text-indent="false" fo:keep-with-next="always"/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style:paragraph-properties fo:margin-left="1.512cm" fo:margin-right="0cm" fo:line-height="106%" fo:keep-together="always" fo:orphans="2" fo:widows="2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15%" fo:hyphenation-ladder-count="no-limit"/>
      <style:text-properties fo:color="#5b9bd5" loext:opacity="100%"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353cm" fo:margin-bottom="0.353cm" style:contextual-spacing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Standard" style:next-style-name="Standard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Standard" style:next-style-name="Standard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cm" fo:margin-bottom="0.071cm" style:contextual-spacing="false" fo:line-height="100%"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top="0cm" fo:margin-bottom="0cm" style:contextual-spacing="false" fo:line-height="100%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class="index">
      <style:paragraph-properties fo:margin-top="0cm" fo:margin-bottom="0.282cm" style:contextual-spacing="false" fo:line-height="106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top="0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Heading_20_3_20_Char" style:display-name="Heading 3 Char" style:family="text" style:parent-style-name="Основной_20_шрифт_20_абзаца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_20_Char" style:display-name="Heading 4 Char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 style:parent-style-name="Основной_20_шрифт_20_абзаца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_20_Char" style:display-name="Heading 6 Char" style:family="text" style:parent-style-name="Основной_20_шрифт_20_абзаца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Основной_20_шрифт_20_абзаца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Основной_20_шрифт_20_абзаца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9_20_Char" style:display-name="Heading 9 Char" style:family="text" style:parent-style-name="Основной_20_шрифт_20_абзаца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itle_20_Char" style:display-name="Title Char" style:family="text" style:parent-style-name="Основной_20_шрифт_20_абзаца">
      <style:text-properties fo:font-size="24pt" style:font-size-asian="24pt" style:font-size-complex="24pt"/>
    </style:style>
    <style:style style:name="Subtitle_20_Char" style:display-name="Subtitle Char" style:family="text" style:parent-style-name="Основной_20_шрифт_20_абзаца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Основной_20_шрифт_20_абзаца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Heading_20_1_20_Char" style:display-name="Heading 1 Char" style:family="text" style:parent-style-name="Основной_20_шрифт_20_абзаца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_20_Char" style:display-name="Heading 2 Char" style:family="text" style:parent-style-name="Основной_20_шрифт_20_абзаца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Основной_20_шрифт_20_абзаца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Основной_20_шрифт_20_абзаца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Footer_20_Char" style:display-name="Footer Char" style:family="text" style:parent-style-name="Основной_20_шрифт_20_абзаца"/>
    <style:style style:name="Нижний_20_колонтитул_20_Знак" style:display-name="Нижний колонтитул Знак" style:family="text"/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 style:parent-style-name="Основной_20_шрифт_20_абзаца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64%"/>
    </style:style>
    <style:style style:name="Endnote_20_Characters" style:display-name="Endnote Characters" style:family="text" style:parent-style-name="Основной_20_шрифт_20_абзаца">
      <style:text-properties style:text-position="super 64%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Абзац_20_списка_20_Знак" style:display-name="Абзац списка Знак" style:family="text"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7" style:display-name="ListLabel 3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2.649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3.12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4.394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664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934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8.204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474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744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2.0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margin-left="1.004cm"/>
        </style:list-level-properties>
      </text:list-level-style-number>
      <text:list-level-style-bullet text:level="2" text:style-name="WW_5f_CharLFO2LVL2" loext:num-list-format="%2%" text:bullet-char="–">
        <style:list-level-properties text:list-level-position-and-space-mode="label-alignment">
          <style:list-level-label-alignment text:label-followed-by="listtab" fo:margin-left="1.476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2.404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3.674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4.944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6.214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7.484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8.754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0.02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margin-left="1.109cm"/>
        </style:list-level-properties>
      </text:list-level-style-number>
      <text:list-level-style-bullet text:level="2" text:style-name="WW_5f_CharLFO3LVL2" loext:num-list-format="%2%" text:bullet-char="–">
        <style:list-level-properties text:list-level-position-and-space-mode="label-alignment">
          <style:list-level-label-alignment text:label-followed-by="listtab" fo:margin-left="2.076cm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4.711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981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7.251cm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521cm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9.791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1.061cm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33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margin-left="2.812cm"/>
        </style:list-level-properties>
      </text:list-level-style-number>
      <text:list-level-style-number text:level="2" text:style-name="WW_5f_CharLFO5LVL2" loext:num-list-format="%1%.%2%" style:num-format="1" text:display-levels="2">
        <style:list-level-properties text:list-level-position-and-space-mode="label-alignment">
          <style:list-level-label-alignment text:label-followed-by="listtab" fo:margin-left="4.082cm"/>
        </style:list-level-properties>
      </text:list-level-style-number>
      <text:list-level-style-number text:level="3" text:style-name="WW_5f_CharLFO5LVL3" loext:num-list-format="%3%" style:num-format="i">
        <style:list-level-properties text:list-level-position-and-space-mode="label-alignment">
          <style:list-level-label-alignment text:label-followed-by="listtab" fo:margin-left="3.408cm"/>
        </style:list-level-properties>
      </text:list-level-style-number>
      <text:list-level-style-number text:level="4" text:style-name="WW_5f_CharLFO5LVL4" loext:num-list-format="%4%" style:num-format="1">
        <style:list-level-properties text:list-level-position-and-space-mode="label-alignment">
          <style:list-level-label-alignment text:label-followed-by="listtab" fo:margin-left="4.678cm"/>
        </style:list-level-properties>
      </text:list-level-style-number>
      <text:list-level-style-number text:level="5" text:style-name="WW_5f_CharLFO5LVL5" loext:num-list-format="%5%" style:num-format="a" style:num-letter-sync="true">
        <style:list-level-properties text:list-level-position-and-space-mode="label-alignment">
          <style:list-level-label-alignment text:label-followed-by="listtab" fo:margin-left="5.948cm"/>
        </style:list-level-properties>
      </text:list-level-style-number>
      <text:list-level-style-number text:level="6" text:style-name="WW_5f_CharLFO5LVL6" loext:num-list-format="%6%" style:num-format="i">
        <style:list-level-properties text:list-level-position-and-space-mode="label-alignment">
          <style:list-level-label-alignment text:label-followed-by="listtab" fo:margin-left="7.218cm"/>
        </style:list-level-properties>
      </text:list-level-style-number>
      <text:list-level-style-number text:level="7" text:style-name="WW_5f_CharLFO5LVL7" loext:num-list-format="%7%" style:num-format="1">
        <style:list-level-properties text:list-level-position-and-space-mode="label-alignment">
          <style:list-level-label-alignment text:label-followed-by="listtab" fo:margin-left="8.488cm"/>
        </style:list-level-properties>
      </text:list-level-style-number>
      <text:list-level-style-number text:level="8" text:style-name="WW_5f_CharLFO5LVL8" loext:num-list-format="%8%" style:num-format="a" style:num-letter-sync="true">
        <style:list-level-properties text:list-level-position-and-space-mode="label-alignment">
          <style:list-level-label-alignment text:label-followed-by="listtab" fo:margin-left="9.758cm"/>
        </style:list-level-properties>
      </text:list-level-style-number>
      <text:list-level-style-number text:level="9" text:style-name="WW_5f_CharLFO5LVL9" loext:num-list-format="%9%" style:num-format="i">
        <style:list-level-properties text:list-level-position-and-space-mode="label-alignment">
          <style:list-level-label-alignment text:label-followed-by="listtab" fo:margin-left="11.0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02cm" fo:margin-bottom="0.601cm" fo:margin-left="1.99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Настя</meta:initial-creator>
    <meta:creation-date>2022-09-14T19:20:00Z</meta:creation-date>
    <dc:date>2022-09-19T08:47:11.415000000</dc:date>
    <meta:editing-cycles>4</meta:editing-cycles>
    <meta:editing-duration>PT13H3M36S</meta:editing-duration>
    <meta:document-statistic meta:table-count="0" meta:image-count="0" meta:object-count="0" meta:page-count="1" meta:paragraph-count="22" meta:word-count="193" meta:character-count="1739" meta:non-whitespace-character-count="1340"/>
    <meta:user-defined meta:name="AppVersion">16.0000</meta:user-defined>
    <meta:template xlink:type="simple" xlink:actuate="onRequest" xlink:title="" xlink:href="Normal.dotm"/>
  </office:meta>
</office:document-meta>
</file>